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loext:contextual-spacing="false"/>
      <style:text-properties officeooo:paragraph-rsid="00009a54"/>
    </style:style>
    <style:style style:name="P2" style:family="paragraph" style:parent-style-name="List_20_Paragraph">
      <style:paragraph-properties fo:margin-top="0in" fo:margin-bottom="0in" loext:contextual-spacing="false"/>
      <style:text-properties fo:font-size="12pt" fo:language="de" fo:country="DE" style:text-underline-style="none" fo:font-weight="normal" officeooo:rsid="00085d84" officeooo:paragraph-rsid="00085d84" style:font-weight-asian="normal" style:language-complex="ar" style:country-complex="EG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fo:language="de" fo:country="DE" fo:font-weight="bold" officeooo:paragraph-rsid="00009a54" style:font-weight-asian="bold" style:language-complex="ar" style:country-complex="EG" style:font-weight-complex="bold"/>
    </style:style>
    <style:style style:name="P4" style:family="paragraph" style:parent-style-name="Heading_20_2">
      <style:paragraph-properties fo:margin-top="0.0402in" fo:margin-bottom="0in" loext:contextual-spacing="false"/>
      <style:text-properties fo:color="#2f5496" style:font-name="Calibri Light" fo:font-size="13pt" officeooo:rsid="0009ffb9" officeooo:paragraph-rsid="00009a54" style:font-size-asian="13pt" style:font-name-complex="Times New Roman" style:font-size-complex="13pt" style:language-complex="ar" style:country-complex="EG"/>
    </style:style>
    <style:style style:name="P5" style:family="paragraph" style:parent-style-name="Heading_20_2">
      <style:text-properties officeooo:paragraph-rsid="00009a54" style:language-complex="ar" style:country-complex="EG"/>
    </style:style>
    <style:style style:name="P6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  <style:text-properties fo:font-size="12pt" fo:language="de" fo:country="DE" style:text-underline-style="none" fo:font-weight="normal" officeooo:rsid="000b9dd3" officeooo:paragraph-rsid="000b9dd3" style:font-weight-asian="normal" style:language-complex="ar" style:country-complex="EG" style:font-weight-complex="normal"/>
    </style:style>
    <style:style style:name="P7" style:family="paragraph" style:parent-style-name="List_20_Paragraph">
      <style:paragraph-properties fo:margin-left="0in" fo:margin-right="0in" fo:margin-top="0.0402in" fo:margin-bottom="0in" loext:contextual-spacing="false" fo:text-indent="0in" style:auto-text-indent="false"/>
      <style:text-properties style:text-underline-style="solid" style:text-underline-width="auto" style:text-underline-color="font-color" officeooo:paragraph-rsid="00009a54"/>
    </style:style>
    <style:style style:name="P8" style:family="paragraph" style:parent-style-name="List_20_Paragraph" style:list-style-name="L1">
      <style:text-properties officeooo:paragraph-rsid="001006b3" fo:background-color="#ffff00"/>
    </style:style>
    <style:style style:name="P9" style:family="paragraph" style:parent-style-name="List_20_Paragraph" style:list-style-name="WWNum1">
      <style:paragraph-properties fo:margin-top="0in" fo:margin-bottom="0in" loext:contextual-spacing="false"/>
      <style:text-properties fo:language="de" fo:country="DE" fo:font-weight="normal" officeooo:rsid="00089bc6" officeooo:paragraph-rsid="00009a54" style:font-weight-asian="normal" style:language-complex="ar" style:country-complex="EG" style:font-weight-complex="normal"/>
    </style:style>
    <style:style style:name="P10" style:family="paragraph" style:parent-style-name="List_20_Paragraph" style:list-style-name="L1">
      <style:paragraph-properties fo:margin-top="0in" fo:margin-bottom="0in" loext:contextual-spacing="false"/>
      <style:text-properties officeooo:paragraph-rsid="00009a54"/>
    </style:style>
    <style:style style:name="P11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19289a" officeooo:paragraph-rsid="0019289a" style:font-weight-asian="normal" style:language-complex="ar" style:country-complex="EG" style:font-weight-complex="normal"/>
    </style:style>
    <style:style style:name="P12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1a0481" style:font-weight-asian="normal" style:language-complex="ar" style:country-complex="EG" style:font-weight-complex="normal"/>
    </style:style>
    <style:style style:name="P13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009a54" style:font-weight-asian="normal" style:language-complex="ar" style:country-complex="EG" style:font-weight-complex="normal"/>
    </style:style>
    <style:style style:name="P14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1be980" style:font-weight-asian="normal" style:language-complex="ar" style:country-complex="EG" style:font-weight-complex="normal"/>
    </style:style>
    <style:style style:name="P15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3c58" officeooo:paragraph-rsid="00053c58" style:font-weight-asian="normal" style:language-complex="ar" style:country-complex="EG" style:font-weight-complex="normal"/>
    </style:style>
    <style:style style:name="P16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c7b1" officeooo:paragraph-rsid="0005c7b1" style:font-weight-asian="normal" style:language-complex="ar" style:country-complex="EG" style:font-weight-complex="normal"/>
    </style:style>
    <style:style style:name="P17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67c45" style:font-weight-asian="normal" style:language-complex="ar" style:country-complex="EG" style:font-weight-complex="normal"/>
    </style:style>
    <style:style style:name="P18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85d84" style:font-weight-asian="normal" style:language-complex="ar" style:country-complex="EG" style:font-weight-complex="normal"/>
    </style:style>
    <style:style style:name="P19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aa4d3" style:font-weight-asian="normal" style:language-complex="ar" style:country-complex="EG" style:font-weight-complex="normal"/>
    </style:style>
    <style:style style:name="P20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cb714" style:font-weight-asian="normal" style:language-complex="ar" style:country-complex="EG" style:font-weight-complex="normal"/>
    </style:style>
    <style:style style:name="P21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85d84" officeooo:paragraph-rsid="00085d84" style:font-weight-asian="normal" style:language-complex="ar" style:country-complex="EG" style:font-weight-complex="normal"/>
    </style:style>
    <style:style style:name="P22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3c58" officeooo:paragraph-rsid="001a0ff6" fo:background-color="#ffff00" style:font-weight-asian="normal" style:language-complex="ar" style:country-complex="EG" style:font-weight-complex="normal"/>
    </style:style>
    <style:style style:name="P23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1be980" fo:background-color="#ffff00" style:font-weight-asian="normal" style:language-complex="ar" style:country-complex="EG" style:font-weight-complex="normal"/>
    </style:style>
    <style:style style:name="P24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b9dd3" officeooo:paragraph-rsid="000b9dd3" fo:background-color="#ffff00" style:font-weight-asian="normal" style:language-complex="ar" style:country-complex="EG" style:font-weight-complex="normal"/>
    </style:style>
    <style:style style:name="P25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b9dd3" officeooo:paragraph-rsid="000e261c" fo:background-color="#ffff00" style:font-weight-asian="normal" style:language-complex="ar" style:country-complex="EG" style:font-weight-complex="normal"/>
    </style:style>
    <style:style style:name="P26" style:family="paragraph" style:parent-style-name="List_20_Paragraph" style:list-style-name="WWNum1">
      <style:paragraph-properties fo:margin-left="0in" fo:margin-right="0in" fo:margin-top="0in" fo:margin-bottom="0in" loext:contextual-spacing="false" fo:text-indent="0in" style:auto-text-indent="false"/>
      <style:text-properties fo:language="de" fo:country="DE" fo:font-weight="normal" officeooo:rsid="00089bc6" officeooo:paragraph-rsid="00009a54" style:font-weight-asian="normal" style:language-complex="ar" style:country-complex="EG" style:font-weight-complex="normal"/>
    </style:style>
    <style:style style:name="P27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53c58" style:font-weight-asian="normal" style:language-complex="ar" style:country-complex="EG" style:font-weight-complex="normal"/>
    </style:style>
    <style:style style:name="P28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67c45" style:font-weight-asian="normal" style:language-complex="ar" style:country-complex="EG" style:font-weight-complex="normal"/>
    </style:style>
    <style:style style:name="P29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85d84" style:font-weight-asian="normal" style:language-complex="ar" style:country-complex="EG" style:font-weight-complex="normal"/>
    </style:style>
    <style:style style:name="P30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aa4d3" style:font-weight-asian="normal" style:language-complex="ar" style:country-complex="EG" style:font-weight-complex="normal"/>
    </style:style>
    <style:style style:name="P31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cb714" style:font-weight-asian="normal" style:language-complex="ar" style:country-complex="EG" style:font-weight-complex="normal"/>
    </style:style>
    <style:style style:name="P32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officeooo:paragraph-rsid="000e261c" fo:background-color="#ffff00"/>
    </style:style>
    <style:style style:name="T1" style:family="text">
      <style:text-properties fo:color="#2f5496" style:font-name="Calibri Light" fo:font-size="16pt" fo:language="de" fo:country="DE" fo:font-weight="bold" officeooo:rsid="00089bc6" style:font-size-asian="16pt" style:font-weight-asian="bold" style:font-name-complex="Times New Roman" style:font-size-complex="16pt" style:language-complex="ar" style:country-complex="EG" style:font-weight-complex="bold"/>
    </style:style>
    <style:style style:name="T2" style:family="text">
      <style:text-properties fo:language="de" fo:country="DE" fo:font-weight="bold" style:font-weight-asian="bold" style:language-complex="ar" style:country-complex="EG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5d84"/>
    </style:style>
    <style:style style:name="T5" style:family="text">
      <style:text-properties fo:font-size="12pt" fo:language="de" fo:country="DE" style:text-underline-style="solid" style:text-underline-width="auto" style:text-underline-color="font-color" fo:font-weight="normal" officeooo:rsid="000e261c" style:font-weight-asian="normal" style:language-complex="ar" style:country-complex="EG" style:font-weight-complex="normal"/>
    </style:style>
    <style:style style:name="T6" style:family="text">
      <style:text-properties fo:font-size="12pt" fo:language="de" fo:country="DE" style:text-underline-style="solid" style:text-underline-width="auto" style:text-underline-color="font-color" fo:font-weight="normal" officeooo:rsid="00053c58" style:font-weight-asian="normal" style:language-complex="ar" style:country-complex="EG" style:font-weight-complex="normal"/>
    </style:style>
    <style:style style:name="T7" style:family="text">
      <style:text-properties fo:font-size="12pt" fo:language="de" fo:country="DE" style:text-underline-style="solid" style:text-underline-width="auto" style:text-underline-color="font-color" fo:font-weight="normal" officeooo:rsid="001006b3" style:font-weight-asian="normal" style:language-complex="ar" style:country-complex="EG" style:font-weight-complex="normal"/>
    </style:style>
    <style:style style:name="T8" style:family="text">
      <style:text-properties fo:font-size="12pt" fo:language="de" fo:country="DE" style:text-underline-style="none" fo:font-weight="normal" officeooo:rsid="0019289a" style:font-weight-asian="normal" style:language-complex="ar" style:country-complex="EG" style:font-weight-complex="normal"/>
    </style:style>
    <style:style style:name="T9" style:family="text">
      <style:text-properties fo:font-size="12pt" fo:language="de" fo:country="DE" style:text-underline-style="none" fo:font-weight="normal" officeooo:rsid="0009ffb9" style:font-weight-asian="normal" style:language-complex="ar" style:country-complex="EG" style:font-weight-complex="normal"/>
    </style:style>
    <style:style style:name="T10" style:family="text">
      <style:text-properties officeooo:rsid="00101a23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a0481"/>
    </style:style>
    <style:style style:name="T13" style:family="text">
      <style:text-properties officeooo:rsid="001d93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Basics</text:span><text:span text:style-name="T2"> </text:span><text:span text:style-name="Heading_20_1_20_Char"><text:span text:style-name="T3">Module</text:span></text:span><text:span text:style-name="T2">:</text:span></text:h>
      <text:p text:style-name="P3"/>
      <text:h text:style-name="P5" text:outline-level="2">Perquisites</text:h>
      <text:list xml:id="list2147833080" text:style-name="WWNum1">
        <text:list-item>
          <text:p text:style-name="P9">None</text:p>
          <text:p text:style-name="P26"/>
        </text:list-item>
      </text:list>
      <text:h text:style-name="P4" text:outline-level="2">Content </text:h>
      <text:p text:style-name="P7">Linear Algebra:</text:p>
      <text:list xml:id="list2790441661" text:style-name="L1">
        <text:list-item>
          <text:p text:style-name="P10"><text:span text:style-name="T8">What is linear algebra</text:span><text:span text:style-name="T9">?</text:span></text:p>
        </text:list-item>
        <text:list-item>
          <text:p text:style-name="P11">Basis vectors</text:p>
        </text:list-item>
        <text:list-item>
          <text:p text:style-name="P12">Linear Independence <text:span text:style-name="T12">and span</text:span></text:p>
        </text:list-item>
        <text:list-item>
          <text:p text:style-name="P22">Linear Mappings</text:p>
        </text:list-item>
        <text:list-item>
          <text:p text:style-name="P23">Matrices <text:span text:style-name="T13">operations and Rank</text:span></text:p>
        </text:list-item>
        <text:list-item>
          <text:p text:style-name="P13">Systems of Linear Equations.</text:p>
        </text:list-item>
        <text:list-item>
          <text:p text:style-name="P14">Solving Systems of Linear Equations</text:p>
        </text:list-item>
        <text:list-item>
          <text:p text:style-name="P13">Vector Spaces</text:p>
        </text:list-item>
        <text:list-item>
          <text:p text:style-name="P15">Affine Spaces</text:p>
          <text:p text:style-name="P27">Analytic Geometry:</text:p>
        </text:list-item>
        <text:list-item>
          <text:p text:style-name="P16">Norms</text:p>
        </text:list-item>
        <text:list-item>
          <text:p text:style-name="P16">Inter Products</text:p>
        </text:list-item>
        <text:list-item>
          <text:p text:style-name="P16">Lengths and Distances</text:p>
        </text:list-item>
        <text:list-item>
          <text:p text:style-name="P16">Angles and Orthogonaliy</text:p>
        </text:list-item>
        <text:list-item>
          <text:p text:style-name="P16">Orthogonal Complement</text:p>
        </text:list-item>
        <text:list-item>
          <text:p text:style-name="P16">Inner Product of Functions</text:p>
        </text:list-item>
        <text:list-item>
          <text:p text:style-name="P16">Orthogonal Projections</text:p>
        </text:list-item>
        <text:list-item>
          <text:p text:style-name="P16">Rotations</text:p>
          <text:p text:style-name="P28">Matrix Decompositions:</text:p>
        </text:list-item>
        <text:list-item>
          <text:p text:style-name="P17"><text:span text:style-name="T11">Determinant</text:span> and Trace</text:p>
        </text:list-item>
        <text:list-item>
          <text:p text:style-name="P17">Eigenvalues and Eigenvectors</text:p>
        </text:list-item>
        <text:list-item>
          <text:p text:style-name="P17">Cholesky Decomposition</text:p>
        </text:list-item>
        <text:list-item>
          <text:p text:style-name="P17">Eigendecomposition and Diagonalization</text:p>
        </text:list-item>
        <text:list-item>
          <text:p text:style-name="P17">Singular Value Decomposition</text:p>
        </text:list-item>
        <text:list-item>
          <text:p text:style-name="P17">Matrix Approximation</text:p>
        </text:list-item>
        <text:list-item>
          <text:p text:style-name="P17">Matrix Phylogeny</text:p>
          <text:p text:style-name="P29">Vector Calculus:</text:p>
        </text:list-item>
        <text:list-item>
          <text:p text:style-name="P18">D<text:span text:style-name="T4">ifferentiation of Univariate Functions</text:span></text:p>
        </text:list-item>
        <text:list-item>
          <text:p text:style-name="P21">Partial Differentiation and Gradients</text:p>
        </text:list-item>
        <text:list-item>
          <text:p text:style-name="P21">Gradients of Vector-Valued Functions</text:p>
        </text:list-item>
        <text:list-item>
          <text:p text:style-name="P21">Gradients of Matrices</text:p>
        </text:list-item>
        <text:list-item>
          <text:p text:style-name="P21">Useful Identities for Computing Gradients</text:p>
        </text:list-item>
        <text:list-item>
          <text:p text:style-name="P21">Backpropagation and Automatic Differentiation</text:p>
        </text:list-item>
        <text:list-item>
          <text:p text:style-name="P21">Higher-Order Derivatives</text:p>
        </text:list-item>
        <text:list-item>
          <text:p text:style-name="P21">Linearization and Multivariate Taylor Series.</text:p>
        </text:list-item>
      </text:list>
      <text:p text:style-name="P2"/>
      <text:p text:style-name="P2"/>
      <text:p text:style-name="P2"/>
      <text:p text:style-name="P2"/>
      <text:p text:style-name="P2"/>
      <text:list xml:id="list163906041122920" text:continue-numbering="true" text:style-name="L1">
        <text:list-header>
          <text:p text:style-name="P30"><text:soft-page-break/>Probability and Distributions:</text:p>
        </text:list-header>
        <text:list-item>
          <text:p text:style-name="P19">Construction of a Probability Space</text:p>
        </text:list-item>
        <text:list-item>
          <text:p text:style-name="P19">Discrete and Continuous Probabilities</text:p>
        </text:list-item>
        <text:list-item>
          <text:p text:style-name="P19">Sum Rule, Product Rule, and Bayes’ Theorem</text:p>
        </text:list-item>
        <text:list-item>
          <text:p text:style-name="P19">Summary Statistics and Independence</text:p>
        </text:list-item>
        <text:list-item>
          <text:p text:style-name="P19">Gaussian Distribution</text:p>
        </text:list-item>
        <text:list-item>
          <text:p text:style-name="P19">Conjugacy and the Exponential Family</text:p>
        </text:list-item>
        <text:list-item>
          <text:p text:style-name="P19">Change of Variables/Inverse Transform</text:p>
        </text:list-item>
        <text:list-item>
          <text:p text:style-name="P24">Information Theory and Entropy</text:p>
        </text:list-item>
      </text:list>
      <text:p text:style-name="P6"/>
      <text:list xml:id="list163905485285001" text:continue-numbering="true" text:style-name="L1">
        <text:list-header>
          <text:p text:style-name="P31">Continuous Optimization:</text:p>
        </text:list-header>
        <text:list-item>
          <text:p text:style-name="P20">Optimization Using Gradient Descent</text:p>
        </text:list-item>
        <text:list-item>
          <text:p text:style-name="P20">Constrained Optimization and Lagrange Multipliers</text:p>
        </text:list-item>
        <text:list-item>
          <text:p text:style-name="P20">Convex Optimization</text:p>
          <text:p text:style-name="P20"/>
          <text:p text:style-name="P32"><text:span text:style-name="T5">Data Analysis and visualization </text:span><text:span text:style-name="T7">with (Python) </text:span><text:span text:style-name="T6">:</text:span></text:p>
        </text:list-item>
        <text:list-item>
          <text:p text:style-name="P25">Visualization Techniques (Histograms, Box Plots and Scatter Plots)</text:p>
        </text:list-item>
        <text:list-item>
          <text:p text:style-name="P25">Data Cleaning and Preprocessing</text:p>
          <text:list>
            <text:list-item>
              <text:p text:style-name="P8">Handling Missing Data</text:p>
            </text:list-item>
            <text:list-item>
              <text:p text:style-name="P8">Handling Outliers</text:p>
            </text:list-item>
            <text:list-item>
              <text:p text:style-name="P8">Feature Scaling <text:span text:style-name="T10">(</text:span>Normalization, Standardization<text:span text:style-name="T10">)</text:span></text:p>
            </text:list-item>
            <text:list-item>
              <text:p text:style-name="P8">Encoding Categorical Variables <text:span text:style-name="T10">(</text:span>One-Hot Encoding, Label Encoding<text:span text:style-name="T10">)</text:span></text:p>
            </text:list-item>
            <text:list-item>
              <text:p text:style-name="P8">Feature Selec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0T14:56:41.707404477</meta:creation-date>
    <dc:date>2024-12-01T19:06:20.284691162</dc:date>
    <meta:editing-duration>PT1H39M2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56" meta:character-count="1707" meta:non-whitespace-character-count="1570"/>
  </office:meta>
</office:document-meta>
</file>